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1F000002EBB369A5AC.png" manifest:media-type="image/png"/>
  <manifest:file-entry manifest:full-path="Pictures/1000000100000120000003021E8046F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-0.965cm" svg:y="0.233cm" svg:width="8.414cm" svg:height="20.189cm" draw:z-index="0"><draw:image xlink:href="Pictures/100000010000011F000002EBB369A5AC.png" xlink:type="simple" xlink:show="embed" xlink:actuate="onLoad" draw:mime-type="image/png"/></draw:frame><draw:frame draw:style-name="fr1" draw:name="Bild2" text:anchor-type="char" svg:x="8.294cm" svg:y="0.166cm" svg:width="7.622cm" svg:height="20.375cm" draw:z-index="1"><draw:image xlink:href="Pictures/1000000100000120000003021E8046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09:53:33.526833500</meta:creation-date>
    <dc:date>2026-03-12T09:55:52.638985400</dc:date>
    <meta:editing-duration>PT2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8.4.2$Windows_X86_64 LibreOffice_project/290daaa01b999472f0c7a3890eb6a550fd74c6df</meta:generator>
  </office:meta>
</office:document-meta>
</file>